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2" style:family="paragraph" style:parent-style-name="Standard">
      <style:paragraph-properties fo:text-align="start" style:justify-single-word="false"/>
      <style:text-properties fo:font-size="15pt" style:text-underline-style="none" fo:font-weight="normal" style:font-size-asian="13.1000003814697pt" style:font-weight-asian="normal" style:font-size-complex="15pt" style:font-weight-complex="normal"/>
    </style:style>
    <style:style style:name="P3" style:family="paragraph" style:parent-style-name="Standard" style:list-style-name="L1">
      <style:paragraph-properties fo:text-align="start" style:justify-single-word="false"/>
      <style:text-properties fo:font-size="15pt" style:text-underline-style="none" fo:font-weight="normal"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M3 – ShareIt app</text:p>
      <text:p text:style-name="P1"/>
      <text:p text:style-name="P4">App Details</text:p>
      <text:p text:style-name="P4"/>
      <text:p text:style-name="P4">Description</text:p>
      <text:p text:style-name="P2">A web based app that allows users to share interesting articles, recipes, places, pages etc that they have found. All posts will be categorized to allow users to view all posts related to a certain category. There will be thumbs-up thumbs-down rating system that will allow users to pick one or the other. This will also allow the users to view most &amp; least popular posts.</text:p>
      <text:p text:style-name="P2"/>
      <text:p text:style-name="P4">Key features</text:p>
      <text:list xml:id="list352614991" text:style-name="L1">
        <text:list-item>
          <text:p text:style-name="P3">Categories</text:p>
        </text:list-item>
        <text:list-item>
          <text:p text:style-name="P3">Favourite Categories</text:p>
        </text:list-item>
        <text:list-item>
          <text:p text:style-name="P3">Most and Least popular posts</text:p>
        </text:list-item>
        <text:list-item>
          <text:p text:style-name="P3">Thumbs-up / thumbs-down</text:p>
        </text:list-item>
        <text:list-item>
          <text:p text:style-name="P3">User Profile</text:p>
        </text:list-item>
        <text:list-item>
          <text:p text:style-name="P3">Settings</text:p>
        </text:list-item>
        <text:list-item>
          <text:p text:style-name="P3">Login/logout</text:p>
        </text:list-item>
        <text:list-item>
          <text:p text:style-name="P3">Search bar</text:p>
        </text:list-item>
        <text:list-item>
          <text:p text:style-name="P3">posts</text:p>
        </text:list-item>
        <text:list-item>
          <text:p text:style-name="P3">Friends/ followers filter/view</text:p>
        </text:list-item>
        <text:list-item>
          <text:p text:style-name="P3">Follow/add friend – unfollow/delete</text:p>
        </text:list-item>
        <text:list-item>
          <text:p text:style-name="P3">Follower/friend list</text:p>
        </text:list-item>
        <text:list-item>
          <text:p text:style-name="P3">Comments</text:p>
        </text:list-item>
        <text:list-item>
          <text:p text:style-name="P3">Reshare</text:p>
        </text:list-item>
      </text:list>
      <text:p text:style-name="P2"/>
      <text:p text:style-name="P5">User Personas</text:p>
      <text:p text:style-name="P4"/>
      <text:p text:style-name="P2"><text:span text:style-name="T1">Jane Doe: </text:span>Loves to cook &amp; bake. Takes pictures of all her dishes and creates blog style recipes that she likes to share with friends and fans. </text:p>
      <text:p text:style-name="P2">What does she need: A unified way of sharing her recipes and pictures and be able to search through food or recipe posts without having to go through unrelated posts. Also she should be able to follow other users that share similar posts so that she can see more posts from them in the future and get inspiration etc ****</text:p>
      <text:p text:style-name="P2"/>
      <text:p text:style-name="P4">John Smith:<text:span text:style-name="T2"> Journalist; Likes to browse the internet for news, articles or information he can write about. </text:span></text:p>
      <text:p text:style-name="P4"><text:span text:style-name="T2">What does he need: To be able to search through different categories to find </text:span><text:soft-page-break/><text:span text:style-name="T2">posts related to what he's writing about. He needs to be able to follow users that share similar information such as breaking news or articles he can use for his own work.</text:span></text:p>
      <text:p text:style-name="P4"><text:span text:style-name="T2"/></text:p>
      <text:p text:style-name="P4">Lisa Simpson: <text:span text:style-name="T2">Student; Likes to browse the internet and share anything interesting she finds such as photos, articles, personal experiences from events she attended, videos, etc with other friends.</text:span></text:p>
      <text:p text:style-name="P4"><text:span text:style-name="T2">What does she need: A platform that lets her save and share any information she finds online that she likes from any other social networks or websites. To be able to navigate through different categories and view posts that might be of interest to her in which case she should be able to reshare them. Be able to follow friends so that she can view all their posts from her home pag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as Nicolaou</meta:initial-creator>
    <meta:creation-date>2013-01-22T13:27:14</meta:creation-date>
    <meta:document-statistic meta:table-count="0" meta:image-count="0" meta:object-count="0" meta:page-count="2" meta:paragraph-count="26" meta:word-count="371" meta:character-count="2079" meta:non-whitespace-character-count="1746"/>
    <dc:date>2013-01-22T13:52:42</dc:date>
    <dc:creator>Mamas Nicolaou</dc:creator>
    <meta:editing-duration>PT9M34S</meta:editing-duration>
    <meta:editing-cycles>1</meta:editing-cycles>
    <meta:generator>LibreOffice/3.4$Unix LibreOffice_project/340m1$Build-502</meta:generator>
  </office:meta>
</office:document-meta>
</file>